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amTask.disconnectFrom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rTeamTask.logStarteam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amTask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getUserName( int us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rTeamTask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setViewname( String 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open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rTeamTask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getPro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setServerport( String serve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getView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setProjectname( String pro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get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setServername( String 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get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amTask.setURL(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rTeamTask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